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4.639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0.873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5.567cm"/>
    </style:style>
    <style:style style:name="co12" style:family="table-column">
      <style:table-column-properties fo:break-before="auto" style:column-width="5.346cm"/>
    </style:style>
    <style:style style:name="co13" style:family="table-column">
      <style:table-column-properties fo:break-before="auto" style:column-width="4.761cm"/>
    </style:style>
    <style:style style:name="co14" style:family="table-column">
      <style:table-column-properties fo:break-before="auto" style:column-width="4.272cm"/>
    </style:style>
    <style:style style:name="co15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5.786cm"/>
    </style:style>
    <style:style style:name="co17" style:family="table-column">
      <style:table-column-properties fo:break-before="auto" style:column-width="5.689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0.397cm"/>
    </style:style>
    <style:style style:name="co20" style:family="table-column">
      <style:table-column-properties fo:break-before="auto" style:column-width="4.789cm"/>
    </style:style>
    <style:style style:name="co21" style:family="table-column">
      <style:table-column-properties fo:break-before="auto" style:column-width="3.069cm"/>
    </style:style>
    <style:style style:name="co22" style:family="table-column">
      <style:table-column-properties fo:break-before="auto" style:column-width="1.826cm"/>
    </style:style>
    <style:style style:name="co23" style:family="table-column">
      <style:table-column-properties fo:break-before="auto" style:column-width="2.064cm"/>
    </style:style>
    <style:style style:name="co24" style:family="table-column">
      <style:table-column-properties fo:break-before="auto" style:column-width="2.117cm"/>
    </style:style>
    <style:style style:name="co25" style:family="table-column">
      <style:table-column-properties fo:break-before="auto" style:column-width="4.683cm"/>
    </style:style>
    <style:style style:name="co26" style:family="table-column">
      <style:table-column-properties fo:break-before="auto" style:column-width="3.016cm"/>
    </style:style>
    <style:style style:name="co27" style:family="table-column">
      <style:table-column-properties fo:break-before="auto" style:column-width="1.402cm"/>
    </style:style>
    <style:style style:name="co28" style:family="table-column">
      <style:table-column-properties fo:break-before="auto" style:column-width="1.349cm"/>
    </style:style>
    <style:style style:name="co29" style:family="table-column">
      <style:table-column-properties fo:break-before="auto" style:column-width="2.487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39cm" fo:break-before="auto" style:use-optimal-row-height="true"/>
    </style:style>
    <style:style style:name="ro12" style:family="table-row">
      <style:table-row-properties style:row-height="1.005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764cm" fo:break-before="auto" style:use-optimal-row-height="true"/>
    </style:style>
    <style:style style:name="ro15" style:family="table-row">
      <style:table-row-properties style:row-height="1.0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ce4" style:family="table-cell" style:parent-style-name="Default" style:data-style-name="N113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1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5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000080"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3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1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5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7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2" style:family="table-cell" style:parent-style-name="Default" style:data-style-name="N0"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5" style:family="table-cell" style:parent-style-name="Default" style:data-style-name="N108"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fo:border="0.002cm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1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3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6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0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9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40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color="#ff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5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40"/>
        <table:table-column table:style-name="co6" table:default-cell-style-name="ce58"/>
        <table:table-column table:style-name="co7" table:default-cell-style-name="ce17"/>
        <table:table-column table:style-name="co8" table:default-cell-style-name="ce17"/>
        <table:table-column table:style-name="co9" table:default-cell-style-name="ce63"/>
        <table:table-column table:style-name="co10" table:visibility="collapse" table:default-cell-style-name="ce64"/>
        <table:table-column table:style-name="co9" table:default-cell-style-name="ce64"/>
        <table:table-column table:style-name="co9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5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2-06-30">
            <text:p>Saturday, June 30, 2012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8]" office:value-type="date" office:date-value="2012-07-31">
            <text:p>Tuesday, July 31, 2012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9]" office:value-type="date" office:date-value="2012-08-31">
            <text:p>Friday, August 31, 2012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1121">
            <text:p>31 July 2012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0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1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2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3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4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5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6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9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2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40"/>
        <table:table-column table:style-name="co11" table:default-cell-style-name="ce58"/>
        <table:table-column table:style-name="co7" table:default-cell-style-name="ce17"/>
        <table:table-column table:style-name="co8" table:default-cell-style-name="ce17"/>
        <table:table-column table:style-name="co9" table:default-cell-style-name="ce63"/>
        <table:table-column table:style-name="co10" table:visibility="collapse" table:default-cell-style-name="ce64"/>
        <table:table-column table:style-name="co9" table:default-cell-style-name="ce64"/>
        <table:table-column table:style-name="co9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5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2-09-30">
            <text:p>Sunday, September 30, 2012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8]" office:value-type="date" office:date-value="2012-07-31">
            <text:p>Tuesday, July 31, 2012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9]" office:value-type="date" office:date-value="2012-08-31">
            <text:p>Friday, August 31, 2012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1213">
            <text:p>31 October 2012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0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1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2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3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4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5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6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9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2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40"/>
        <table:table-column table:style-name="co12" table:default-cell-style-name="ce58"/>
        <table:table-column table:style-name="co7" table:default-cell-style-name="ce17"/>
        <table:table-column table:style-name="co8" table:default-cell-style-name="ce17"/>
        <table:table-column table:style-name="co9" table:default-cell-style-name="ce63"/>
        <table:table-column table:style-name="co10" table:visibility="collapse" table:default-cell-style-name="ce64"/>
        <table:table-column table:style-name="co9" table:default-cell-style-name="ce64"/>
        <table:table-column table:style-name="co9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5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2-12-31">
            <text:p>Monday, December 31, 2012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8]" office:value-type="date" office:date-value="2012-07-31">
            <text:p>Tuesday, July 31, 2012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9]" office:value-type="date" office:date-value="2012-08-31">
            <text:p>Friday, August 31, 2012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1305">
            <text:p>31 January 2013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0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1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2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3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4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5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6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9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2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40"/>
        <table:table-column table:style-name="co13" table:default-cell-style-name="ce58"/>
        <table:table-column table:style-name="co7" table:default-cell-style-name="ce17"/>
        <table:table-column table:style-name="co8" table:default-cell-style-name="ce17"/>
        <table:table-column table:style-name="co9" table:default-cell-style-name="ce63"/>
        <table:table-column table:style-name="co10" table:visibility="collapse" table:default-cell-style-name="ce64"/>
        <table:table-column table:style-name="co9" table:default-cell-style-name="ce64"/>
        <table:table-column table:style-name="co9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5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3-03-31">
            <text:p>Sunday, March 31, 2013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8]" office:value-type="date" office:date-value="2012-07-31">
            <text:p>Tuesday, July 31, 2012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9]" office:value-type="date" office:date-value="2012-08-31">
            <text:p>Friday, August 31, 2012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1394">
            <text:p>30 April 2013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0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1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2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3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4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5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6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9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2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40"/>
        <table:table-column table:style-name="co14" table:default-cell-style-name="ce58"/>
        <table:table-column table:style-name="co7" table:default-cell-style-name="ce17"/>
        <table:table-column table:style-name="co8" table:default-cell-style-name="ce17"/>
        <table:table-column table:style-name="co9" table:default-cell-style-name="ce63"/>
        <table:table-column table:style-name="co10" table:visibility="collapse" table:default-cell-style-name="ce64"/>
        <table:table-column table:style-name="co9" table:default-cell-style-name="ce64"/>
        <table:table-column table:style-name="co9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5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3-05-31">
            <text:p>Friday, May 31, 2013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8]" office:value-type="date" office:date-value="2012-07-31">
            <text:p>Tuesday, July 31, 2012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9]" office:value-type="date" office:date-value="2012-08-31">
            <text:p>Friday, August 31, 2012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1455">
            <text:p>30 June 2013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0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1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2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3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4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5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6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cartwright/Personal/diy/GB%20Accounts/GB%20Accounts%202012-13/GB%20Accounts%20Self%20Employed%202013-04-05%20(Apr13)%20OpenOffice/Financialaccounts050413.ods'#$Admin.$B$19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5" table:default-cell-style-name="ce72"/>
        <table:table-column table:style-name="co16" table:default-cell-style-name="ce78"/>
        <table:table-column table:style-name="co17" table:default-cell-style-name="ce78"/>
        <table:table-column table:style-name="co18" table:number-columns-repeated="8" table:default-cell-style-name="ce85"/>
        <table:table-column table:style-name="co19" table:default-cell-style-name="ce72"/>
        <table:table-column table:style-name="co9" table:default-cell-style-name="ce97"/>
        <table:table-column table:style-name="co19" table:default-cell-style-name="ce72"/>
        <table:table-column table:style-name="co9" table:number-columns-repeated="1010" table:default-cell-style-name="ce72"/>
        <table:table-row table:style-name="ro1">
          <table:table-cell table:style-name="ce68"/>
          <table:table-cell table:style-name="ce73" table:number-columns-repeated="2"/>
          <table:table-cell table:style-name="ce80" table:number-columns-repeated="8"/>
          <table:table-cell table:style-name="ce89"/>
          <table:table-cell table:style-name="ce93"/>
          <table:table-cell table:style-name="ce98"/>
          <table:table-cell table:number-columns-repeated="1010"/>
        </table:table-row>
        <table:table-row table:style-name="ro9">
          <table:table-cell table:style-name="ce69"/>
          <table:table-cell table:style-name="ce74" office:value-type="string">
            <text:p>Vat Period End</text:p>
          </table:table-cell>
          <table:table-cell table:style-name="ce74" office:value-type="string">
            <text:p>Final Date for Vat Payment</text:p>
          </table:table-cell>
          <table:table-cell table:style-name="ce81" office:value-type="string">
            <text:p>Month <text:s text:c="8"/>Sales</text:p>
          </table:table-cell>
          <table:table-cell table:style-name="ce81" office:value-type="string">
            <text:p>Quarter Sales <text:s text:c="9"/>Net of Vat</text:p>
          </table:table-cell>
          <table:table-cell table:style-name="ce81" office:value-type="string">
            <text:p>Month Vat Output</text:p>
          </table:table-cell>
          <table:table-cell table:style-name="ce88" office:value-type="string">
            <text:p>Quarter Vat Due <text:s text:c="6"/>Sales</text:p>
          </table:table-cell>
          <table:table-cell table:style-name="ce81" office:value-type="string">
            <text:p>Month Purchases</text:p>
          </table:table-cell>
          <table:table-cell table:style-name="ce81" office:value-type="string">
            <text:p>Quarter Purchases Net of vat</text:p>
          </table:table-cell>
          <table:table-cell table:style-name="ce81" office:value-type="string">
            <text:p>Month Vat Input</text:p>
          </table:table-cell>
          <table:table-cell table:style-name="ce88" office:value-type="string">
            <text:p>Quarter Vat Reclaimed Purchases</text:p>
          </table:table-cell>
          <table:table-cell table:style-name="ce90"/>
          <table:table-cell table:style-name="ce94" office:value-type="string">
            <text:p>Flat rate Scheme Applied</text:p>
          </table:table-cell>
          <table:table-cell table:style-name="ce99"/>
          <table:table-cell table:style-name="ce102" table:number-columns-repeated="1010"/>
        </table:table-row>
        <table:table-row table:style-name="ro10">
          <table:table-cell table:style-name="ce69"/>
          <table:table-cell table:style-name="ce75" table:number-columns-repeated="2"/>
          <table:table-cell table:style-name="ce82"/>
          <table:table-cell table:style-name="ce86" table:number-columns-repeated="7"/>
          <table:table-cell table:style-name="ce90" table:number-columns-repeated="2"/>
          <table:table-cell table:style-name="ce99"/>
          <table:table-cell table:style-name="ce102"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2]" office:value-type="date" office:date-value="2012-02-28">
            <text:p>Tuesday, February 28, 2012</text:p>
          </table:table-cell>
          <table:table-cell table:style-name="ce76" table:formula="of:=[.B5]" office:value-type="date" office:date-value="2012-03-31">
            <text:p>Saturday, March 31, 2012</text:p>
          </table:table-cell>
          <table:table-cell table:style-name="ce83" table:formula="of:=[$S0212.$G$1]" office:value-type="float" office:value="0">
            <text:p>0.00 </text:p>
          </table:table-cell>
          <table:table-cell table:style-name="ce87"/>
          <table:table-cell table:style-name="ce87" table:formula="of:=[$S0212.$F$1]" office:value-type="float" office:value="0">
            <text:p>0.00 </text:p>
          </table:table-cell>
          <table:table-cell table:style-name="ce87"/>
          <table:table-cell table:style-name="ce87" table:formula="of:=[$P0212.$I$1]" office:value-type="float" office:value="0">
            <text:p>0.00 </text:p>
          </table:table-cell>
          <table:table-cell table:style-name="ce87"/>
          <table:table-cell table:style-name="ce87" table:formula="of:=[$P0212.$H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Apr12.$H$4]&gt;0;['file:///C:/Users/acartwright/Personal/diy/GB%20Accounts/GB%20Accounts%202012-13/GB%20Accounts%20Self%20Employed%202013-04-05%20(Apr13)%20OpenOffice/Sales050413.ods'#$Apr12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3]" office:value-type="date" office:date-value="2012-03-31">
            <text:p>Saturday, March 31, 2012</text:p>
          </table:table-cell>
          <table:table-cell table:style-name="ce76" table:formula="of:=[.B6]" office:value-type="date" office:date-value="2012-04-30">
            <text:p>Monday, April 30, 2012</text:p>
          </table:table-cell>
          <table:table-cell table:style-name="ce83" table:formula="of:=[$S0312.$G$1]" office:value-type="float" office:value="0">
            <text:p>0.00 </text:p>
          </table:table-cell>
          <table:table-cell table:style-name="ce87"/>
          <table:table-cell table:style-name="ce87" table:formula="of:=[$S0312.$F$1]" office:value-type="float" office:value="0">
            <text:p>0.00 </text:p>
          </table:table-cell>
          <table:table-cell table:style-name="ce87"/>
          <table:table-cell table:style-name="ce87" table:formula="of:=[$P0312.$I$1]" office:value-type="float" office:value="0">
            <text:p>0.00 </text:p>
          </table:table-cell>
          <table:table-cell table:style-name="ce87"/>
          <table:table-cell table:style-name="ce87" table:formula="of:=[$P0312.$H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Apr12.$H$4]&gt;0;['file:///C:/Users/acartwright/Personal/diy/GB%20Accounts/GB%20Accounts%202012-13/GB%20Accounts%20Self%20Employed%202013-04-05%20(Apr13)%20OpenOffice/Sales050413.ods'#$Apr12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5]" office:value-type="date" office:date-value="2012-04-30">
            <text:p>Monday, April 30, 2012</text:p>
          </table:table-cell>
          <table:table-cell table:style-name="ce76" table:formula="of:=[.B7]" office:value-type="date" office:date-value="2012-05-31">
            <text:p>Thursday, May 31, 2012</text:p>
          </table:table-cell>
          <table:table-cell table:style-name="ce83" table:formula="of:=['file:///C:/Users/acartwright/Personal/diy/GB%20Accounts/GB%20Accounts%202012-13/GB%20Accounts%20Self%20Employed%202013-04-05%20(Apr13)%20OpenOffice/Sales050413.ods'#$Apr12.$I$1]" office:value-type="float" office:value="0">
            <text:p>0.00 </text:p>
          </table:table-cell>
          <table:table-cell table:style-name="ce87" table:formula="of:=SUM([.D4:.D6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Sales050413.ods'#$Apr12.$H$1]" office:value-type="float" office:value="0">
            <text:p>0.00 </text:p>
          </table:table-cell>
          <table:table-cell table:style-name="ce87" table:formula="of:=SUM([.F4:.F6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Apr12.$I$1]" office:value-type="float" office:value="0">
            <text:p>0.00 </text:p>
          </table:table-cell>
          <table:table-cell table:style-name="ce87" table:formula="of:=SUM([.H4:.H6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Apr12.$H$1]" office:value-type="float" office:value="0">
            <text:p>0.00 </text:p>
          </table:table-cell>
          <table:table-cell table:style-name="ce87" table:formula="of:=SUM([.J4:.J6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Apr12.$H$4]&gt;0;['file:///C:/Users/acartwright/Personal/diy/GB%20Accounts/GB%20Accounts%202012-13/GB%20Accounts%20Self%20Employed%202013-04-05%20(Apr13)%20OpenOffice/Sales050413.ods'#$Apr12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6]" office:value-type="date" office:date-value="2012-05-31">
            <text:p>Thursday, May 31, 2012</text:p>
          </table:table-cell>
          <table:table-cell table:style-name="ce76" table:formula="of:=[.B8]" office:value-type="date" office:date-value="2012-06-30">
            <text:p>Saturday, June 30, 2012</text:p>
          </table:table-cell>
          <table:table-cell table:style-name="ce83" table:formula="of:=['file:///C:/Users/acartwright/Personal/diy/GB%20Accounts/GB%20Accounts%202012-13/GB%20Accounts%20Self%20Employed%202013-04-05%20(Apr13)%20OpenOffice/Sales050413.ods'#$May12.$I$1]" office:value-type="float" office:value="0">
            <text:p>0.00 </text:p>
          </table:table-cell>
          <table:table-cell table:style-name="ce87" table:formula="of:=SUM([.D5:.D7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Sales050413.ods'#$May12.$H$1]" office:value-type="float" office:value="0">
            <text:p>0.00 </text:p>
          </table:table-cell>
          <table:table-cell table:style-name="ce87" table:formula="of:=SUM([.F5:.F7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May12.$I$1]" office:value-type="float" office:value="0">
            <text:p>0.00 </text:p>
          </table:table-cell>
          <table:table-cell table:style-name="ce87" table:formula="of:=SUM([.H5:.H7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May12.$H$1]" office:value-type="float" office:value="0">
            <text:p>0.00 </text:p>
          </table:table-cell>
          <table:table-cell table:style-name="ce87" table:formula="of:=SUM([.J5:.J7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May12.$H$4]&gt;0;['file:///C:/Users/acartwright/Personal/diy/GB%20Accounts/GB%20Accounts%202012-13/GB%20Accounts%20Self%20Employed%202013-04-05%20(Apr13)%20OpenOffice/Sales050413.ods'#$May12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7]" office:value-type="date" office:date-value="2012-06-30">
            <text:p>Saturday, June 30, 2012</text:p>
          </table:table-cell>
          <table:table-cell table:style-name="ce76" table:formula="of:=[.B9]" office:value-type="date" office:date-value="2012-07-31">
            <text:p>Tuesday, July 31, 2012</text:p>
          </table:table-cell>
          <table:table-cell table:style-name="ce83" table:formula="of:=['file:///C:/Users/acartwright/Personal/diy/GB%20Accounts/GB%20Accounts%202012-13/GB%20Accounts%20Self%20Employed%202013-04-05%20(Apr13)%20OpenOffice/Sales050413.ods'#$Jun12.$I$1]" office:value-type="float" office:value="0">
            <text:p>0.00 </text:p>
          </table:table-cell>
          <table:table-cell table:style-name="ce87" table:formula="of:=SUM([.D6:.D8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Sales050413.ods'#$Jun12.$H$1]" office:value-type="float" office:value="0">
            <text:p>0.00 </text:p>
          </table:table-cell>
          <table:table-cell table:style-name="ce87" table:formula="of:=SUM([.F6:.F8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Jun12.$I$1]" office:value-type="float" office:value="0">
            <text:p>0.00 </text:p>
          </table:table-cell>
          <table:table-cell table:style-name="ce87" table:formula="of:=SUM([.H6:.H8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Jun12.$H$1]" office:value-type="float" office:value="0">
            <text:p>0.00 </text:p>
          </table:table-cell>
          <table:table-cell table:style-name="ce87" table:formula="of:=SUM([.J6:.J8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Jun12.$H$4]&gt;0;['file:///C:/Users/acartwright/Personal/diy/GB%20Accounts/GB%20Accounts%202012-13/GB%20Accounts%20Self%20Employed%202013-04-05%20(Apr13)%20OpenOffice/Sales050413.ods'#$Jun12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8]" office:value-type="date" office:date-value="2012-07-31">
            <text:p>Tuesday, July 31, 2012</text:p>
          </table:table-cell>
          <table:table-cell table:style-name="ce76" table:formula="of:=[.B10]" office:value-type="date" office:date-value="2012-08-31">
            <text:p>Friday, August 31, 2012</text:p>
          </table:table-cell>
          <table:table-cell table:style-name="ce83" table:formula="of:=['file:///C:/Users/acartwright/Personal/diy/GB%20Accounts/GB%20Accounts%202012-13/GB%20Accounts%20Self%20Employed%202013-04-05%20(Apr13)%20OpenOffice/Sales050413.ods'#$Jul12.$I$1]" office:value-type="float" office:value="0">
            <text:p>0.00 </text:p>
          </table:table-cell>
          <table:table-cell table:style-name="ce87" table:formula="of:=SUM([.D7:.D9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Sales050413.ods'#$Jul12.$H$1]" office:value-type="float" office:value="0">
            <text:p>0.00 </text:p>
          </table:table-cell>
          <table:table-cell table:style-name="ce87" table:formula="of:=SUM([.F7:.F9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Jul12.$I$1]" office:value-type="float" office:value="0">
            <text:p>0.00 </text:p>
          </table:table-cell>
          <table:table-cell table:style-name="ce87" table:formula="of:=SUM([.H7:.H9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Jul12.$H$1]" office:value-type="float" office:value="0">
            <text:p>0.00 </text:p>
          </table:table-cell>
          <table:table-cell table:style-name="ce87" table:formula="of:=SUM([.J7:.J9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Jul12.$H$4]&gt;0;['file:///C:/Users/acartwright/Personal/diy/GB%20Accounts/GB%20Accounts%202012-13/GB%20Accounts%20Self%20Employed%202013-04-05%20(Apr13)%20OpenOffice/Sales050413.ods'#$Jul12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9]" office:value-type="date" office:date-value="2012-08-31">
            <text:p>Friday, August 31, 2012</text:p>
          </table:table-cell>
          <table:table-cell table:style-name="ce76" table:formula="of:=[.B11]" office:value-type="date" office:date-value="2012-09-30">
            <text:p>Sunday, September 30, 2012</text:p>
          </table:table-cell>
          <table:table-cell table:style-name="ce83" table:formula="of:=['file:///C:/Users/acartwright/Personal/diy/GB%20Accounts/GB%20Accounts%202012-13/GB%20Accounts%20Self%20Employed%202013-04-05%20(Apr13)%20OpenOffice/Sales050413.ods'#$Aug12.$I$1]" office:value-type="float" office:value="0">
            <text:p>0.00 </text:p>
          </table:table-cell>
          <table:table-cell table:style-name="ce87" table:formula="of:=SUM([.D8:.D10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Sales050413.ods'#$Aug12.$H$1]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Aug12.$I$1]" office:value-type="float" office:value="0">
            <text:p>0.00 </text:p>
          </table:table-cell>
          <table:table-cell table:style-name="ce87" table:formula="of:=SUM([.H8:.H10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Aug12.$H$1]" office:value-type="float" office:value="0">
            <text:p>0.00 </text:p>
          </table:table-cell>
          <table:table-cell table:style-name="ce87" table:formula="of:=SUM([.J8:.J10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Aug12.$H$4]&gt;0;['file:///C:/Users/acartwright/Personal/diy/GB%20Accounts/GB%20Accounts%202012-13/GB%20Accounts%20Self%20Employed%202013-04-05%20(Apr13)%20OpenOffice/Sales050413.ods'#$Aug12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10]" office:value-type="date" office:date-value="2012-09-30">
            <text:p>Sunday, September 30, 2012</text:p>
          </table:table-cell>
          <table:table-cell table:style-name="ce76" table:formula="of:=[.B12]" office:value-type="date" office:date-value="2012-10-31">
            <text:p>Wednesday, October 31, 2012</text:p>
          </table:table-cell>
          <table:table-cell table:style-name="ce83" table:formula="of:=['file:///C:/Users/acartwright/Personal/diy/GB%20Accounts/GB%20Accounts%202012-13/GB%20Accounts%20Self%20Employed%202013-04-05%20(Apr13)%20OpenOffice/Sales050413.ods'#$Sep12.$I$1]" office:value-type="float" office:value="0">
            <text:p>0.00 </text:p>
          </table:table-cell>
          <table:table-cell table:style-name="ce87" table:formula="of:=SUM([.D9:.D11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Sales050413.ods'#$Sep12.$H$1]" office:value-type="float" office:value="0">
            <text:p>0.00 </text:p>
          </table:table-cell>
          <table:table-cell table:style-name="ce87" table:formula="of:=SUM([.F9:.F11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Sep12.$I$1]" office:value-type="float" office:value="0">
            <text:p>0.00 </text:p>
          </table:table-cell>
          <table:table-cell table:style-name="ce87" table:formula="of:=SUM([.H9:.H11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Sep12.$H$1]" office:value-type="float" office:value="0">
            <text:p>0.00 </text:p>
          </table:table-cell>
          <table:table-cell table:style-name="ce87" table:formula="of:=SUM([.J9:.J11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Sep12.$H$4]&gt;0;['file:///C:/Users/acartwright/Personal/diy/GB%20Accounts/GB%20Accounts%202012-13/GB%20Accounts%20Self%20Employed%202013-04-05%20(Apr13)%20OpenOffice/Sales050413.ods'#$Sep12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11]" office:value-type="date" office:date-value="2012-10-31">
            <text:p>Wednesday, October 31, 2012</text:p>
          </table:table-cell>
          <table:table-cell table:style-name="ce76" table:formula="of:=[.B13]" office:value-type="date" office:date-value="2012-11-30">
            <text:p>Friday, November 30, 2012</text:p>
          </table:table-cell>
          <table:table-cell table:style-name="ce83" table:formula="of:=['file:///C:/Users/acartwright/Personal/diy/GB%20Accounts/GB%20Accounts%202012-13/GB%20Accounts%20Self%20Employed%202013-04-05%20(Apr13)%20OpenOffice/Sales050413.ods'#$Oct12.$I$1]" office:value-type="float" office:value="0">
            <text:p>0.00 </text:p>
          </table:table-cell>
          <table:table-cell table:style-name="ce87" table:formula="of:=SUM([.D10:.D12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Sales050413.ods'#$Oct12.$H$1]" office:value-type="float" office:value="0">
            <text:p>0.00 </text:p>
          </table:table-cell>
          <table:table-cell table:style-name="ce87" table:formula="of:=SUM([.F10:.F12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Oct12.$I$1]" office:value-type="float" office:value="0">
            <text:p>0.00 </text:p>
          </table:table-cell>
          <table:table-cell table:style-name="ce87" table:formula="of:=SUM([.H10:.H12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Oct12.$H$1]" office:value-type="float" office:value="0">
            <text:p>0.00 </text:p>
          </table:table-cell>
          <table:table-cell table:style-name="ce87" table:formula="of:=SUM([.J10:.J12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Oct12.$H$4]&gt;0;['file:///C:/Users/acartwright/Personal/diy/GB%20Accounts/GB%20Accounts%202012-13/GB%20Accounts%20Self%20Employed%202013-04-05%20(Apr13)%20OpenOffice/Sales050413.ods'#$Oct12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12]" office:value-type="date" office:date-value="2012-11-30">
            <text:p>Friday, November 30, 2012</text:p>
          </table:table-cell>
          <table:table-cell table:style-name="ce76" table:formula="of:=[.B14]" office:value-type="date" office:date-value="2012-12-31">
            <text:p>Monday, December 31, 2012</text:p>
          </table:table-cell>
          <table:table-cell table:style-name="ce83" table:formula="of:=['file:///C:/Users/acartwright/Personal/diy/GB%20Accounts/GB%20Accounts%202012-13/GB%20Accounts%20Self%20Employed%202013-04-05%20(Apr13)%20OpenOffice/Sales050413.ods'#$Nov12.$I$1]" office:value-type="float" office:value="0">
            <text:p>0.00 </text:p>
          </table:table-cell>
          <table:table-cell table:style-name="ce87" table:formula="of:=SUM([.D11:.D13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Sales050413.ods'#$Nov12.$H$1]" office:value-type="float" office:value="0">
            <text:p>0.00 </text:p>
          </table:table-cell>
          <table:table-cell table:style-name="ce87" table:formula="of:=SUM([.F11:.F13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Nov12.$I$1]" office:value-type="float" office:value="0">
            <text:p>0.00 </text:p>
          </table:table-cell>
          <table:table-cell table:style-name="ce87" table:formula="of:=SUM([.H11:.H13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Nov12.$H$1]" office:value-type="float" office:value="0">
            <text:p>0.00 </text:p>
          </table:table-cell>
          <table:table-cell table:style-name="ce87" table:formula="of:=SUM([.J11:.J13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Nov12.$H$4]&gt;0;['file:///C:/Users/acartwright/Personal/diy/GB%20Accounts/GB%20Accounts%202012-13/GB%20Accounts%20Self%20Employed%202013-04-05%20(Apr13)%20OpenOffice/Sales050413.ods'#$Nov12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13]" office:value-type="date" office:date-value="2012-12-31">
            <text:p>Monday, December 31, 2012</text:p>
          </table:table-cell>
          <table:table-cell table:style-name="ce76" table:formula="of:=[.B15]" office:value-type="date" office:date-value="2013-01-31">
            <text:p>Thursday, January 31, 2013</text:p>
          </table:table-cell>
          <table:table-cell table:style-name="ce83" table:formula="of:=['file:///C:/Users/acartwright/Personal/diy/GB%20Accounts/GB%20Accounts%202012-13/GB%20Accounts%20Self%20Employed%202013-04-05%20(Apr13)%20OpenOffice/Sales050413.ods'#$Dec12.$I$1]" office:value-type="float" office:value="0">
            <text:p>0.00 </text:p>
          </table:table-cell>
          <table:table-cell table:style-name="ce87" table:formula="of:=SUM([.D12:.D14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Sales050413.ods'#$Dec12.$H$1]" office:value-type="float" office:value="0">
            <text:p>0.00 </text:p>
          </table:table-cell>
          <table:table-cell table:style-name="ce87" table:formula="of:=SUM([.F12:.F14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Dec12.$I$1]" office:value-type="float" office:value="0">
            <text:p>0.00 </text:p>
          </table:table-cell>
          <table:table-cell table:style-name="ce87" table:formula="of:=SUM([.H12:.H14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Dec12.$H$1]" office:value-type="float" office:value="0">
            <text:p>0.00 </text:p>
          </table:table-cell>
          <table:table-cell table:style-name="ce87" table:formula="of:=SUM([.J12:.J14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Dec12.$H$4]&gt;0;['file:///C:/Users/acartwright/Personal/diy/GB%20Accounts/GB%20Accounts%202012-13/GB%20Accounts%20Self%20Employed%202013-04-05%20(Apr13)%20OpenOffice/Sales050413.ods'#$Dec12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14]" office:value-type="date" office:date-value="2013-01-31">
            <text:p>Thursday, January 31, 2013</text:p>
          </table:table-cell>
          <table:table-cell table:style-name="ce76" table:formula="of:=[.B16]" office:value-type="date" office:date-value="2013-02-28">
            <text:p>Thursday, February 28, 2013</text:p>
          </table:table-cell>
          <table:table-cell table:style-name="ce83" table:formula="of:=['file:///C:/Users/acartwright/Personal/diy/GB%20Accounts/GB%20Accounts%202012-13/GB%20Accounts%20Self%20Employed%202013-04-05%20(Apr13)%20OpenOffice/Sales050413.ods'#$Jan13.$I$1]" office:value-type="float" office:value="0">
            <text:p>0.00 </text:p>
          </table:table-cell>
          <table:table-cell table:style-name="ce87" table:formula="of:=SUM([.D13:.D15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Sales050413.ods'#$Jan13.$H$1]" office:value-type="float" office:value="0">
            <text:p>0.00 </text:p>
          </table:table-cell>
          <table:table-cell table:style-name="ce87" table:formula="of:=SUM([.F13:.F15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Jan13.$I$1]" office:value-type="float" office:value="0">
            <text:p>0.00 </text:p>
          </table:table-cell>
          <table:table-cell table:style-name="ce87" table:formula="of:=SUM([.H13:.H15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Jan13.$H$1]" office:value-type="float" office:value="0">
            <text:p>0.00 </text:p>
          </table:table-cell>
          <table:table-cell table:style-name="ce87" table:formula="of:=SUM([.J13:.J15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Jan13.$H$4]&gt;0;['file:///C:/Users/acartwright/Personal/diy/GB%20Accounts/GB%20Accounts%202012-13/GB%20Accounts%20Self%20Employed%202013-04-05%20(Apr13)%20OpenOffice/Sales050413.ods'#$Jan13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15]" office:value-type="date" office:date-value="2013-02-28">
            <text:p>Thursday, February 28, 2013</text:p>
          </table:table-cell>
          <table:table-cell table:style-name="ce76" table:formula="of:=[.B17]" office:value-type="date" office:date-value="2013-03-31">
            <text:p>Sunday, March 31, 2013</text:p>
          </table:table-cell>
          <table:table-cell table:style-name="ce83" table:formula="of:=['file:///C:/Users/acartwright/Personal/diy/GB%20Accounts/GB%20Accounts%202012-13/GB%20Accounts%20Self%20Employed%202013-04-05%20(Apr13)%20OpenOffice/Sales050413.ods'#$Feb13.$I$1]" office:value-type="float" office:value="0">
            <text:p>0.00 </text:p>
          </table:table-cell>
          <table:table-cell table:style-name="ce87" table:formula="of:=SUM([.D14:.D16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Sales050413.ods'#$Feb13.$H$1]" office:value-type="float" office:value="0">
            <text:p>0.00 </text:p>
          </table:table-cell>
          <table:table-cell table:style-name="ce87" table:formula="of:=SUM([.F14:.F16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Feb13.$I$1]" office:value-type="float" office:value="0">
            <text:p>0.00 </text:p>
          </table:table-cell>
          <table:table-cell table:style-name="ce87" table:formula="of:=SUM([.H14:.H16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Feb13.$H$1]" office:value-type="float" office:value="0">
            <text:p>0.00 </text:p>
          </table:table-cell>
          <table:table-cell table:style-name="ce87" table:formula="of:=SUM([.J14:.J16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Feb13.$H$4]&gt;0;['file:///C:/Users/acartwright/Personal/diy/GB%20Accounts/GB%20Accounts%202012-13/GB%20Accounts%20Self%20Employed%202013-04-05%20(Apr13)%20OpenOffice/Sales050413.ods'#$Feb13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16]" office:value-type="date" office:date-value="2013-03-31">
            <text:p>Sunday, March 31, 2013</text:p>
          </table:table-cell>
          <table:table-cell table:style-name="ce76" table:formula="of:=[.B18]" office:value-type="date" office:date-value="2013-04-30">
            <text:p>Tuesday, April 30, 2013</text:p>
          </table:table-cell>
          <table:table-cell table:style-name="ce83" table:formula="of:=['file:///C:/Users/acartwright/Personal/diy/GB%20Accounts/GB%20Accounts%202012-13/GB%20Accounts%20Self%20Employed%202013-04-05%20(Apr13)%20OpenOffice/Sales050413.ods'#$Mar13.$I$1]" office:value-type="float" office:value="0">
            <text:p>0.00 </text:p>
          </table:table-cell>
          <table:table-cell table:style-name="ce87" table:formula="of:=SUM([.D15:.D17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Sales050413.ods'#$Mar13.$H$1]" office:value-type="float" office:value="0">
            <text:p>0.00 </text:p>
          </table:table-cell>
          <table:table-cell table:style-name="ce87" table:formula="of:=SUM([.F15:.F17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Mar13.$I$1]" office:value-type="float" office:value="0">
            <text:p>0.00 </text:p>
          </table:table-cell>
          <table:table-cell table:style-name="ce87" table:formula="of:=SUM([.H15:.H17])" office:value-type="float" office:value="0">
            <text:p>0.00 </text:p>
          </table:table-cell>
          <table:table-cell table:style-name="ce87" table:formula="of:=['file:///C:/Users/acartwright/Personal/diy/GB%20Accounts/GB%20Accounts%202012-13/GB%20Accounts%20Self%20Employed%202013-04-05%20(Apr13)%20OpenOffice/Purchases050413.ods'#$Mar13.$H$1]" office:value-type="float" office:value="0">
            <text:p>0.00 </text:p>
          </table:table-cell>
          <table:table-cell table:style-name="ce87" table:formula="of:=SUM([.J15:.J17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Mar13.$H$4]&gt;0;['file:///C:/Users/acartwright/Personal/diy/GB%20Accounts/GB%20Accounts%202012-13/GB%20Accounts%20Self%20Employed%202013-04-05%20(Apr13)%20OpenOffice/Sales050413.ods'#$Mar13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18]" office:value-type="date" office:date-value="2013-04-30">
            <text:p>Tuesday, April 30, 2013</text:p>
          </table:table-cell>
          <table:table-cell table:style-name="ce76" table:formula="of:=[.B19]" office:value-type="date" office:date-value="2013-05-31">
            <text:p>Friday, May 31, 2013</text:p>
          </table:table-cell>
          <table:table-cell table:style-name="ce83" table:formula="of:=[$S0413.$G$1]" office:value-type="float" office:value="0">
            <text:p>0.00 </text:p>
          </table:table-cell>
          <table:table-cell table:style-name="ce87" table:formula="of:=SUM([.D16:.D18])" office:value-type="float" office:value="0">
            <text:p>0.00 </text:p>
          </table:table-cell>
          <table:table-cell table:style-name="ce87" table:formula="of:=[$S0413.$F$1]" office:value-type="float" office:value="0">
            <text:p>0.00 </text:p>
          </table:table-cell>
          <table:table-cell table:style-name="ce87" table:formula="of:=SUM([.F16:.F18])" office:value-type="float" office:value="0">
            <text:p>0.00 </text:p>
          </table:table-cell>
          <table:table-cell table:style-name="ce87" table:formula="of:=[$P0413.$I$1]" office:value-type="float" office:value="0">
            <text:p>0.00 </text:p>
          </table:table-cell>
          <table:table-cell table:style-name="ce87" table:formula="of:=SUM([.H16:.H18])" office:value-type="float" office:value="0">
            <text:p>0.00 </text:p>
          </table:table-cell>
          <table:table-cell table:style-name="ce87" table:formula="of:=[$P0413.$H$1]" office:value-type="float" office:value="0">
            <text:p>0.00 </text:p>
          </table:table-cell>
          <table:table-cell table:style-name="ce87" table:formula="of:=SUM([.J16:.J18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Mar13.$H$4]&gt;0;['file:///C:/Users/acartwright/Personal/diy/GB%20Accounts/GB%20Accounts%202012-13/GB%20Accounts%20Self%20Employed%202013-04-05%20(Apr13)%20OpenOffice/Sales050413.ods'#$Mar13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-13/GB%20Accounts%20Self%20Employed%202013-04-05%20(Apr13)%20OpenOffice/Financialaccounts050413.ods'#$Admin.$B$19]" office:value-type="date" office:date-value="2013-05-31">
            <text:p>Friday, May 31, 2013</text:p>
          </table:table-cell>
          <table:table-cell table:style-name="ce79" table:formula="of:=['file:///C:/Users/acartwright/Personal/diy/GB%20Accounts/GB%20Accounts%202012-13/GB%20Accounts%20Self%20Employed%202013-04-05%20(Apr13)%20OpenOffice/Financialaccounts050413.ods'#$Admin.$B$20]" office:value-type="date" office:date-value="2013-06-30">
            <text:p>Sunday, June 30, 2013</text:p>
          </table:table-cell>
          <table:table-cell table:style-name="ce83" table:formula="of:=[$S0513.$G$1]" office:value-type="float" office:value="0">
            <text:p>0.00 </text:p>
          </table:table-cell>
          <table:table-cell table:style-name="ce87" table:formula="of:=SUM([.D17:.D19])" office:value-type="float" office:value="0">
            <text:p>0.00 </text:p>
          </table:table-cell>
          <table:table-cell table:style-name="ce87" table:formula="of:=[$S0513.$F$1]" office:value-type="float" office:value="0">
            <text:p>0.00 </text:p>
          </table:table-cell>
          <table:table-cell table:style-name="ce87" table:formula="of:=SUM([.F17:.F19])" office:value-type="float" office:value="0">
            <text:p>0.00 </text:p>
          </table:table-cell>
          <table:table-cell table:style-name="ce87" table:formula="of:=[$P0513.$I$1]" office:value-type="float" office:value="0">
            <text:p>0.00 </text:p>
          </table:table-cell>
          <table:table-cell table:style-name="ce87" table:formula="of:=SUM([.H17:.H19])" office:value-type="float" office:value="0">
            <text:p>0.00 </text:p>
          </table:table-cell>
          <table:table-cell table:style-name="ce87" table:formula="of:=[$P0513.$H$1]" office:value-type="float" office:value="0">
            <text:p>0.00 </text:p>
          </table:table-cell>
          <table:table-cell table:style-name="ce87" table:formula="of:=SUM([.J17:.J19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-13/GB%20Accounts%20Self%20Employed%202013-04-05%20(Apr13)%20OpenOffice/Sales050413.ods'#$Mar13.$H$4]&gt;0;['file:///C:/Users/acartwright/Personal/diy/GB%20Accounts/GB%20Accounts%202012-13/GB%20Accounts%20Self%20Employed%202013-04-05%20(Apr13)%20OpenOffice/Sales050413.ods'#$Mar13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">
          <table:table-cell table:style-name="ce71"/>
          <table:table-cell table:style-name="ce77" table:number-columns-repeated="2"/>
          <table:table-cell table:style-name="ce84" table:number-columns-repeated="8"/>
          <table:table-cell table:style-name="ce92"/>
          <table:table-cell table:style-name="ce96"/>
          <table:table-cell table:style-name="ce101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212" table:style-name="ta7">
        <table:table-column table:style-name="co9" table:default-cell-style-name="ce105"/>
        <table:table-column table:style-name="co20" table:default-cell-style-name="ce107"/>
        <table:table-column table:style-name="co21" table:default-cell-style-name="ce112"/>
        <table:table-column table:style-name="co22" table:default-cell-style-name="ce116"/>
        <table:table-column table:style-name="co3" table:default-cell-style-name="ce119"/>
        <table:table-column table:style-name="co23" table:default-cell-style-name="ce119"/>
        <table:table-column table:style-name="co3" table:default-cell-style-name="ce119"/>
        <table:table-column table:style-name="co9" table:number-columns-repeated="1017" table:default-cell-style-name="ce127"/>
        <table:table-row table:style-name="ro12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0" office:value-type="string">
            <text:p>Total for Month</text:p>
          </table:table-cell>
          <table:table-cell table:style-name="ce114"/>
          <table:table-cell table:style-name="ce118" table:formula="of:=SUM([.E5:.E200])" office:value-type="float" office:value="0">
            <text:p>0.00 </text:p>
          </table:table-cell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25" table:number-columns-repeated="1017"/>
        </table:table-row>
        <table:table-row table:style-name="ro13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cartwright/Personal/diy/GB%20Accounts/GB%20Accounts%202012-13/GB%20Accounts%20Self%20Employed%202013-04-05%20(Apr13)%20OpenOffice/Sales050413.ods'#$OpeningDebtors.$H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7"/>
        </table:table-row>
        <table:table-row table:style-name="ro14">
          <table:covered-table-cell table:number-columns-repeated="5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7"/>
        </table:table-row>
        <table:table-row table:style-name="ro3">
          <table:covered-table-cell table:number-columns-repeated="5"/>
          <table:table-cell table:style-name="ce122" table:formula="of:=['file:///C:/Users/acartwright/Personal/diy/GB%20Accounts/GB%20Accounts%202012-13/GB%20Accounts%20Self%20Employed%202013-04-05%20(Apr13)%20OpenOffice/Sales050413.ods'#$Open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3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3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3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3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3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3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3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3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3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3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3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3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3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3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3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3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3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3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3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3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3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3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3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3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3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3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3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3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3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3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3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3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3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3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3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3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3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3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3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3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3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3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3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3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3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3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3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3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3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3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3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3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3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3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3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3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3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3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3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3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3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3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3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3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3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3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3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3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3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3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3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3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3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3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3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3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3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3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3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3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3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3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3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3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3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3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3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3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3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3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3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3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3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3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3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3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3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3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3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3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3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3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3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3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3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3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3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3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3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3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3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3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3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3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3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3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3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3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3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3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3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3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3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3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3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3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3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3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3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3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3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3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3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3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3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3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3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3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3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3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3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3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3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3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3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3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3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3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3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3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3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3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3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3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3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3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3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3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3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3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3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3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3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3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3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3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3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3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3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3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3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3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3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3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3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3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3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3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3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3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3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3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3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3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3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3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3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3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3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3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3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3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3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3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3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6"/>
          <table:table-cell table:style-name="ce109"/>
          <table:table-cell table:style-name="ce113"/>
          <table:table-cell table:style-name="ce117"/>
          <table:table-cell table:style-name="ce120"/>
          <table:table-cell table:style-name="ce124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4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3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3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12" table:style-name="ta7">
        <table:table-column table:style-name="co9" table:default-cell-style-name="ce105"/>
        <table:table-column table:style-name="co20" table:default-cell-style-name="ce107"/>
        <table:table-column table:style-name="co21" table:default-cell-style-name="ce112"/>
        <table:table-column table:style-name="co22" table:default-cell-style-name="ce116"/>
        <table:table-column table:style-name="co3" table:default-cell-style-name="ce119"/>
        <table:table-column table:style-name="co23" table:default-cell-style-name="ce119"/>
        <table:table-column table:style-name="co3" table:default-cell-style-name="ce119"/>
        <table:table-column table:style-name="co9" table:number-columns-repeated="1017" table:default-cell-style-name="ce127"/>
        <table:table-row table:style-name="ro12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0" office:value-type="string">
            <text:p>Total for Month</text:p>
          </table:table-cell>
          <table:table-cell table:style-name="ce114"/>
          <table:table-cell table:style-name="ce118" table:formula="of:=SUM([.E5:.E200])" office:value-type="float" office:value="0">
            <text:p>0.00 </text:p>
          </table:table-cell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25" table:number-columns-repeated="1017"/>
        </table:table-row>
        <table:table-row table:style-name="ro13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cartwright/Personal/diy/GB%20Accounts/GB%20Accounts%202012-13/GB%20Accounts%20Self%20Employed%202013-04-05%20(Apr13)%20OpenOffice/Sales050413.ods'#$OpeningDebtors.$H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7"/>
        </table:table-row>
        <table:table-row table:style-name="ro14">
          <table:covered-table-cell table:number-columns-repeated="5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7"/>
        </table:table-row>
        <table:table-row table:style-name="ro3">
          <table:covered-table-cell table:number-columns-repeated="5"/>
          <table:table-cell table:style-name="ce122" table:formula="of:=['file:///C:/Users/acartwright/Personal/diy/GB%20Accounts/GB%20Accounts%202012-13/GB%20Accounts%20Self%20Employed%202013-04-05%20(Apr13)%20OpenOffice/Sales050413.ods'#$Open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3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3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3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3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3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3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3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3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3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3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3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3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3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3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3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3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3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3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3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3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3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3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3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3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3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3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3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3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3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3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3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3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3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3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3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3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3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3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3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3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3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3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3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3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3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3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3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3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3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3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3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3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3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3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3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3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3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3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3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3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3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3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3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3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3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3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3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3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3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3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3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3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3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3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3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3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3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3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3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3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3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3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3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3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3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3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3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3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3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3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3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3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3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3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3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3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3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3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3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3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3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3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3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3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3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3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3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3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3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3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3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3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3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3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3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3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3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3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3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3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3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3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3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3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3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3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3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3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3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3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3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3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3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3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3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3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3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3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3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3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3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3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3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3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3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3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3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3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3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3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3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3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3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3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3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3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3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3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3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3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3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3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3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3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3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3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3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3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3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3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3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3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3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3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3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3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3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3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3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3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3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3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3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3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3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3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3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3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3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3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3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3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3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3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3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6"/>
          <table:table-cell table:style-name="ce109"/>
          <table:table-cell table:style-name="ce113"/>
          <table:table-cell table:style-name="ce117"/>
          <table:table-cell table:style-name="ce120"/>
          <table:table-cell table:style-name="ce124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4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3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3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3" table:style-name="ta7">
        <table:table-column table:style-name="co9" table:default-cell-style-name="ce105"/>
        <table:table-column table:style-name="co20" table:default-cell-style-name="ce107"/>
        <table:table-column table:style-name="co21" table:default-cell-style-name="ce112"/>
        <table:table-column table:style-name="co22" table:default-cell-style-name="ce116"/>
        <table:table-column table:style-name="co3" table:default-cell-style-name="ce119"/>
        <table:table-column table:style-name="co23" table:default-cell-style-name="ce119"/>
        <table:table-column table:style-name="co3" table:default-cell-style-name="ce119"/>
        <table:table-column table:style-name="co9" table:number-columns-repeated="1017" table:default-cell-style-name="ce127"/>
        <table:table-row table:style-name="ro12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0" office:value-type="string">
            <text:p>Total for Month</text:p>
          </table:table-cell>
          <table:table-cell table:style-name="ce114"/>
          <table:table-cell table:style-name="ce118" table:formula="of:=SUM([.E5:.E200])" office:value-type="float" office:value="0">
            <text:p>0.00 </text:p>
          </table:table-cell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25" table:number-columns-repeated="1017"/>
        </table:table-row>
        <table:table-row table:style-name="ro13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cartwright/Personal/diy/GB%20Accounts/GB%20Accounts%202012-13/GB%20Accounts%20Self%20Employed%202013-04-05%20(Apr13)%20OpenOffice/Sales050413.ods'#$ClosingDebtors.$H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7"/>
        </table:table-row>
        <table:table-row table:style-name="ro14">
          <table:covered-table-cell table:number-columns-repeated="5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7"/>
        </table:table-row>
        <table:table-row table:style-name="ro3">
          <table:covered-table-cell table:number-columns-repeated="5"/>
          <table:table-cell table:style-name="ce122" table:formula="of:=['file:///C:/Users/acartwright/Personal/diy/GB%20Accounts/GB%20Accounts%202012-13/GB%20Accounts%20Self%20Employed%202013-04-05%20(Apr13)%20OpenOffice/Sales050413.ods'#$Clos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3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3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3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3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3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3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3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3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3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3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3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3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3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3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3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3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3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3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3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3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3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3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3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3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3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3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3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3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3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3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3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3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3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3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3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3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3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3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3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3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3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3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3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3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3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3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3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3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3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3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3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3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3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3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3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3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3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3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3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3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3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3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3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3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3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3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3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3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3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3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3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3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3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3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3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3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3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3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3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3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3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3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3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3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3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3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3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3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3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3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3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3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3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3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3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3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3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3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3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3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3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3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3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3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3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3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3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3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3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3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3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3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3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3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3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3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3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3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3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3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3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3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3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3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3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3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3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3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3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3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3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3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3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3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3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3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3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3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3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3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3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3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3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3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3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3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3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3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3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3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3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3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3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3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3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3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3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3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3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3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3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3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3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3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3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3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3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3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3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3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3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3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3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3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3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3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3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3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3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3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3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3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3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3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3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3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3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3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3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3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3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3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3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3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3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6"/>
          <table:table-cell table:style-name="ce109"/>
          <table:table-cell table:style-name="ce113"/>
          <table:table-cell table:style-name="ce117"/>
          <table:table-cell table:style-name="ce120"/>
          <table:table-cell table:style-name="ce124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4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3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3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13" table:style-name="ta7">
        <table:table-column table:style-name="co9" table:default-cell-style-name="ce105"/>
        <table:table-column table:style-name="co20" table:default-cell-style-name="ce107"/>
        <table:table-column table:style-name="co21" table:default-cell-style-name="ce112"/>
        <table:table-column table:style-name="co22" table:default-cell-style-name="ce116"/>
        <table:table-column table:style-name="co3" table:default-cell-style-name="ce119"/>
        <table:table-column table:style-name="co23" table:default-cell-style-name="ce119"/>
        <table:table-column table:style-name="co3" table:default-cell-style-name="ce119"/>
        <table:table-column table:style-name="co9" table:number-columns-repeated="1017" table:default-cell-style-name="ce127"/>
        <table:table-row table:style-name="ro12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0" office:value-type="string">
            <text:p>Total for Month</text:p>
          </table:table-cell>
          <table:table-cell table:style-name="ce114"/>
          <table:table-cell table:style-name="ce118" table:formula="of:=SUM([.E5:.E200])" office:value-type="float" office:value="0">
            <text:p>0.00 </text:p>
          </table:table-cell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25" table:number-columns-repeated="1017"/>
        </table:table-row>
        <table:table-row table:style-name="ro13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cartwright/Personal/diy/GB%20Accounts/GB%20Accounts%202012-13/GB%20Accounts%20Self%20Employed%202013-04-05%20(Apr13)%20OpenOffice/Sales050413.ods'#$ClosingDebtors.$H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7"/>
        </table:table-row>
        <table:table-row table:style-name="ro14">
          <table:covered-table-cell table:number-columns-repeated="5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7"/>
        </table:table-row>
        <table:table-row table:style-name="ro3">
          <table:covered-table-cell table:number-columns-repeated="5"/>
          <table:table-cell table:style-name="ce122" table:formula="of:=['file:///C:/Users/acartwright/Personal/diy/GB%20Accounts/GB%20Accounts%202012-13/GB%20Accounts%20Self%20Employed%202013-04-05%20(Apr13)%20OpenOffice/Sales050413.ods'#$Clos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3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3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3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3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3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3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3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3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3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3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3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3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3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3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3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3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3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3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3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3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3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3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3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3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3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3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3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3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3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3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3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3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3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3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3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3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3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3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3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3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3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3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3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3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3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3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3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3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3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3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3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3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3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3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3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3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3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3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3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3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3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3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3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3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3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3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3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3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3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3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3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3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3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3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3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3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3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3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3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3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3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3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3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3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3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3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3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3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3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3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3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3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3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3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3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3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3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3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3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3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3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3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3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3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3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3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3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3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3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3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3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3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3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3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3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3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3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3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3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3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3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3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3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3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3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3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3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3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3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3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3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3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3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3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3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3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3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3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3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3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3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3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3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3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3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3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3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3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3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3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3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3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3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3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3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3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3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3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3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3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3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3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3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3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3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3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3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3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3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3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3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3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3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3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3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3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3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3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3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3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3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3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3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3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3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3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3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3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3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3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3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3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3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3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3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6"/>
          <table:table-cell table:style-name="ce109"/>
          <table:table-cell table:style-name="ce113"/>
          <table:table-cell table:style-name="ce117"/>
          <table:table-cell table:style-name="ce120"/>
          <table:table-cell table:style-name="ce124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4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3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3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12" table:style-name="ta7">
        <table:table-column table:style-name="co24" table:default-cell-style-name="ce128"/>
        <table:table-column table:style-name="co25" table:default-cell-style-name="ce130"/>
        <table:table-column table:style-name="co26" table:default-cell-style-name="ce134"/>
        <table:table-column table:style-name="co27" table:default-cell-style-name="ce135"/>
        <table:table-column table:style-name="co2" table:default-cell-style-name="ce141"/>
        <table:table-column table:style-name="co28" table:default-cell-style-name="ce131"/>
        <table:table-column table:style-name="co29" table:default-cell-style-name="ce146"/>
        <table:table-column table:style-name="co3" table:default-cell-style-name="ce146"/>
        <table:table-column table:style-name="co18" table:default-cell-style-name="ce146"/>
        <table:table-column table:style-name="co9" table:number-columns-repeated="1015" table:default-cell-style-name="ce130"/>
        <table:table-row table:style-name="ro15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5" office:value-type="string" table:number-columns-spanned="1" table:number-rows-spanned="4">
            <text:p>Purchase Invoice Number or Reference</text:p>
          </table:table-cell>
          <table:table-cell table:style-name="ce138" table:number-columns-spanned="1" table:number-rows-spanned="4"/>
          <table:table-cell table:style-name="ce118" office:value-type="string">
            <text:p>Total for Month</text:p>
          </table:table-cell>
          <table:table-cell table:style-name="ce144" table:number-columns-spanned="1" table:number-rows-spanned="4"/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18" table:formula="of:=SUM([.I5:.I200])" office:value-type="float" office:value="0">
            <text:p>0.00 </text:p>
          </table:table-cell>
          <table:table-cell table:style-name="ce127" table:number-columns-repeated="1015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40" office:value-type="string" table:number-columns-spanned="1" table:number-rows-spanned="3">
            <text:p>Purchase Description</text:p>
          </table:table-cell>
          <table:covered-table-cell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9" table:formula="of:=['file:///C:/Users/acartwright/Personal/diy/GB%20Accounts/GB%20Accounts%202012-13/GB%20Accounts%20Self%20Employed%202013-04-05%20(Apr13)%20OpenOffice/Purchases050413.ods'#$OpeningCreditors.$H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50" table:number-columns-repeated="1015"/>
        </table:table-row>
        <table:table-row table:style-name="ro7">
          <table:covered-table-cell table:number-columns-repeated="7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51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/>
          <table:table-cell table:style-name="ce132"/>
          <table:table-cell table:style-name="ce147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32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42"/>
          <table:table-cell table:style-name="ce132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39"/>
          <table:table-cell table:style-name="ce143"/>
          <table:table-cell table:style-name="ce145"/>
          <table:table-cell table:style-name="ce148"/>
          <table:table-cell table:style-name="ce148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8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2" table:style-name="ta7">
        <table:table-column table:style-name="co24" table:default-cell-style-name="ce128"/>
        <table:table-column table:style-name="co25" table:default-cell-style-name="ce130"/>
        <table:table-column table:style-name="co26" table:default-cell-style-name="ce134"/>
        <table:table-column table:style-name="co27" table:default-cell-style-name="ce135"/>
        <table:table-column table:style-name="co2" table:default-cell-style-name="ce141"/>
        <table:table-column table:style-name="co28" table:default-cell-style-name="ce131"/>
        <table:table-column table:style-name="co29" table:default-cell-style-name="ce146"/>
        <table:table-column table:style-name="co3" table:default-cell-style-name="ce146"/>
        <table:table-column table:style-name="co18" table:default-cell-style-name="ce146"/>
        <table:table-column table:style-name="co9" table:number-columns-repeated="1015" table:default-cell-style-name="ce130"/>
        <table:table-row table:style-name="ro15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5" office:value-type="string" table:number-columns-spanned="1" table:number-rows-spanned="4">
            <text:p>Purchase Invoice Number or Reference</text:p>
          </table:table-cell>
          <table:table-cell table:style-name="ce138" table:number-columns-spanned="1" table:number-rows-spanned="4"/>
          <table:table-cell table:style-name="ce118" office:value-type="string">
            <text:p>Total for Month</text:p>
          </table:table-cell>
          <table:table-cell table:style-name="ce144" table:number-columns-spanned="1" table:number-rows-spanned="4"/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18" table:formula="of:=SUM([.I5:.I200])" office:value-type="float" office:value="0">
            <text:p>0.00 </text:p>
          </table:table-cell>
          <table:table-cell table:style-name="ce127" table:number-columns-repeated="1015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40" office:value-type="string" table:number-columns-spanned="1" table:number-rows-spanned="3">
            <text:p>Purchase Description</text:p>
          </table:table-cell>
          <table:covered-table-cell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9" table:formula="of:=['file:///C:/Users/acartwright/Personal/diy/GB%20Accounts/GB%20Accounts%202012-13/GB%20Accounts%20Self%20Employed%202013-04-05%20(Apr13)%20OpenOffice/Purchases050413.ods'#$OpeningCreditors.$H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50" table:number-columns-repeated="1015"/>
        </table:table-row>
        <table:table-row table:style-name="ro7">
          <table:covered-table-cell table:number-columns-repeated="7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51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/>
          <table:table-cell table:style-name="ce132"/>
          <table:table-cell table:style-name="ce147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32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42"/>
          <table:table-cell table:style-name="ce132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39"/>
          <table:table-cell table:style-name="ce143"/>
          <table:table-cell table:style-name="ce145"/>
          <table:table-cell table:style-name="ce148"/>
          <table:table-cell table:style-name="ce148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8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13" table:style-name="ta7">
        <table:table-column table:style-name="co24" table:default-cell-style-name="ce128"/>
        <table:table-column table:style-name="co25" table:default-cell-style-name="ce130"/>
        <table:table-column table:style-name="co26" table:default-cell-style-name="ce134"/>
        <table:table-column table:style-name="co27" table:default-cell-style-name="ce135"/>
        <table:table-column table:style-name="co2" table:default-cell-style-name="ce141"/>
        <table:table-column table:style-name="co28" table:default-cell-style-name="ce131"/>
        <table:table-column table:style-name="co29" table:default-cell-style-name="ce146"/>
        <table:table-column table:style-name="co3" table:default-cell-style-name="ce146"/>
        <table:table-column table:style-name="co18" table:default-cell-style-name="ce146"/>
        <table:table-column table:style-name="co9" table:number-columns-repeated="1015" table:default-cell-style-name="ce130"/>
        <table:table-row table:style-name="ro15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5" office:value-type="string" table:number-columns-spanned="1" table:number-rows-spanned="4">
            <text:p>Purchase Invoice Number or Reference</text:p>
          </table:table-cell>
          <table:table-cell table:style-name="ce138" table:number-columns-spanned="1" table:number-rows-spanned="4"/>
          <table:table-cell table:style-name="ce118" office:value-type="string">
            <text:p>Total for Month</text:p>
          </table:table-cell>
          <table:table-cell table:style-name="ce144" table:number-columns-spanned="1" table:number-rows-spanned="4"/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18" table:formula="of:=SUM([.I5:.I200])" office:value-type="float" office:value="0">
            <text:p>0.00 </text:p>
          </table:table-cell>
          <table:table-cell table:style-name="ce127" table:number-columns-repeated="1015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40" office:value-type="string" table:number-columns-spanned="1" table:number-rows-spanned="3">
            <text:p>Purchase Description</text:p>
          </table:table-cell>
          <table:covered-table-cell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9" table:formula="of:=['file:///C:/Users/acartwright/Personal/diy/GB%20Accounts/GB%20Accounts%202012-13/GB%20Accounts%20Self%20Employed%202013-04-05%20(Apr13)%20OpenOffice/Purchases050413.ods'#$ClosingCreditors.$H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50" table:number-columns-repeated="1015"/>
        </table:table-row>
        <table:table-row table:style-name="ro7">
          <table:covered-table-cell table:number-columns-repeated="7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51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/>
          <table:table-cell table:style-name="ce132"/>
          <table:table-cell table:style-name="ce147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32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42"/>
          <table:table-cell table:style-name="ce132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39"/>
          <table:table-cell table:style-name="ce143"/>
          <table:table-cell table:style-name="ce145"/>
          <table:table-cell table:style-name="ce148"/>
          <table:table-cell table:style-name="ce148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8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13" table:style-name="ta7">
        <table:table-column table:style-name="co24" table:default-cell-style-name="ce128"/>
        <table:table-column table:style-name="co25" table:default-cell-style-name="ce130"/>
        <table:table-column table:style-name="co26" table:default-cell-style-name="ce134"/>
        <table:table-column table:style-name="co27" table:default-cell-style-name="ce135"/>
        <table:table-column table:style-name="co2" table:default-cell-style-name="ce141"/>
        <table:table-column table:style-name="co28" table:default-cell-style-name="ce131"/>
        <table:table-column table:style-name="co29" table:default-cell-style-name="ce146"/>
        <table:table-column table:style-name="co3" table:default-cell-style-name="ce146"/>
        <table:table-column table:style-name="co18" table:default-cell-style-name="ce146"/>
        <table:table-column table:style-name="co9" table:number-columns-repeated="1015" table:default-cell-style-name="ce130"/>
        <table:table-row table:style-name="ro15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5" office:value-type="string" table:number-columns-spanned="1" table:number-rows-spanned="4">
            <text:p>Purchase Invoice Number or Reference</text:p>
          </table:table-cell>
          <table:table-cell table:style-name="ce138" table:number-columns-spanned="1" table:number-rows-spanned="4"/>
          <table:table-cell table:style-name="ce118" office:value-type="string">
            <text:p>Total for Month</text:p>
          </table:table-cell>
          <table:table-cell table:style-name="ce144" table:number-columns-spanned="1" table:number-rows-spanned="4"/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18" table:formula="of:=SUM([.I5:.I200])" office:value-type="float" office:value="0">
            <text:p>0.00 </text:p>
          </table:table-cell>
          <table:table-cell table:style-name="ce127" table:number-columns-repeated="1015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40" office:value-type="string" table:number-columns-spanned="1" table:number-rows-spanned="3">
            <text:p>Purchase Description</text:p>
          </table:table-cell>
          <table:covered-table-cell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9" table:formula="of:=['file:///C:/Users/acartwright/Personal/diy/GB%20Accounts/GB%20Accounts%202012-13/GB%20Accounts%20Self%20Employed%202013-04-05%20(Apr13)%20OpenOffice/Purchases050413.ods'#$ClosingCreditors.$H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50" table:number-columns-repeated="1015"/>
        </table:table-row>
        <table:table-row table:style-name="ro7">
          <table:covered-table-cell table:number-columns-repeated="7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51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/>
          <table:table-cell table:style-name="ce132"/>
          <table:table-cell table:style-name="ce147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32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42"/>
          <table:table-cell table:style-name="ce132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39"/>
          <table:table-cell table:style-name="ce143"/>
          <table:table-cell table:style-name="ce145"/>
          <table:table-cell table:style-name="ce148"/>
          <table:table-cell table:style-name="ce148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8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cartwright/Personal/diy/GB%20Accounts/GB%20Accounts%202012-13/GB%20Accounts%20Self%20Employed%202013-04-05%20(Apr13)%20OpenOffice/Financialaccounts050413.ods'#Admin" table:print="false" table:style-name="ta_extref">
        <table:table-source xlink:type="simple" xlink:href="../Financialaccounts050413.ods" table:table-name="Admin" table:filter-name="calc8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/>
          <table:table-cell table:style-name="ce1" office:value-type="float" office:value="41060">
            <text:p>41060</text:p>
          </table:table-cell>
        </table:table-row>
        <table:table-row>
          <table:table-cell/>
          <table:table-cell table:style-name="ce1" office:value-type="float" office:value="41090">
            <text:p>41090</text:p>
          </table:table-cell>
        </table:table-row>
        <table:table-row>
          <table:table-cell/>
          <table:table-cell table:style-name="ce1" office:value-type="float" office:value="41121">
            <text:p>41121</text:p>
          </table:table-cell>
        </table:table-row>
        <table:table-row>
          <table:table-cell/>
          <table:table-cell table:style-name="ce1" office:value-type="float" office:value="41152">
            <text:p>41152</text:p>
          </table:table-cell>
        </table:table-row>
        <table:table-row>
          <table:table-cell/>
          <table:table-cell table:style-name="ce1" office:value-type="float" office:value="41182">
            <text:p>41182</text:p>
          </table:table-cell>
        </table:table-row>
        <table:table-row>
          <table:table-cell/>
          <table:table-cell table:style-name="ce1" office:value-type="float" office:value="41213">
            <text:p>41213</text:p>
          </table:table-cell>
        </table:table-row>
        <table:table-row>
          <table:table-cell/>
          <table:table-cell table:style-name="ce1" office:value-type="float" office:value="41243">
            <text:p>41243</text:p>
          </table:table-cell>
        </table:table-row>
        <table:table-row>
          <table:table-cell/>
          <table:table-cell table:style-name="ce1" office:value-type="float" office:value="41274">
            <text:p>41274</text:p>
          </table:table-cell>
        </table:table-row>
        <table:table-row>
          <table:table-cell/>
          <table:table-cell table:style-name="ce1" office:value-type="float" office:value="41305">
            <text:p>41305</text:p>
          </table:table-cell>
        </table:table-row>
        <table:table-row>
          <table:table-cell/>
          <table:table-cell table:style-name="ce1" office:value-type="float" office:value="41333">
            <text:p>41333</text:p>
          </table:table-cell>
        </table:table-row>
        <table:table-row>
          <table:table-cell/>
          <table:table-cell table:style-name="ce1" office:value-type="float" office:value="41364">
            <text:p>413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94">
            <text:p>41394</text:p>
          </table:table-cell>
        </table:table-row>
        <table:table-row>
          <table:table-cell/>
          <table:table-cell table:style-name="ce1" office:value-type="float" office:value="41425">
            <text:p>41425</text:p>
          </table:table-cell>
        </table:table-row>
        <table:table-row>
          <table:table-cell/>
          <table:table-cell table:style-name="ce1" office:value-type="float" office:value="41455">
            <text:p>41455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OpeningDebtors" table:print="false" table:style-name="ta_extref">
        <table:table-source xlink:type="simple" xlink:href="../Sales050413.ods" table:table-name="OpeningDeb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Apr12" table:print="false" table:style-name="ta_extref">
        <table:table-source xlink:type="simple" xlink:href="../Sales050413.ods" table:table-name="Apr12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May12" table:print="false" table:style-name="ta_extref">
        <table:table-source xlink:type="simple" xlink:href="../Sales050413.ods" table:table-name="May12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Jun12" table:print="false" table:style-name="ta_extref">
        <table:table-source xlink:type="simple" xlink:href="../Sales050413.ods" table:table-name="Jun12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Jul12" table:print="false" table:style-name="ta_extref">
        <table:table-source xlink:type="simple" xlink:href="../Sales050413.ods" table:table-name="Jul12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Aug12" table:print="false" table:style-name="ta_extref">
        <table:table-source xlink:type="simple" xlink:href="../Sales050413.ods" table:table-name="Aug12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Sep12" table:print="false" table:style-name="ta_extref">
        <table:table-source xlink:type="simple" xlink:href="../Sales050413.ods" table:table-name="Sep12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Oct12" table:print="false" table:style-name="ta_extref">
        <table:table-source xlink:type="simple" xlink:href="../Sales050413.ods" table:table-name="Oct12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Nov12" table:print="false" table:style-name="ta_extref">
        <table:table-source xlink:type="simple" xlink:href="../Sales050413.ods" table:table-name="Nov12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Dec12" table:print="false" table:style-name="ta_extref">
        <table:table-source xlink:type="simple" xlink:href="../Sales050413.ods" table:table-name="Dec12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Jan13" table:print="false" table:style-name="ta_extref">
        <table:table-source xlink:type="simple" xlink:href="../Sales050413.ods" table:table-name="Jan13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Feb13" table:print="false" table:style-name="ta_extref">
        <table:table-source xlink:type="simple" xlink:href="../Sales050413.ods" table:table-name="Feb13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Mar13" table:print="false" table:style-name="ta_extref">
        <table:table-source xlink:type="simple" xlink:href="../Sales050413.ods" table:table-name="Mar13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ClosingDebtors" table:print="false" table:style-name="ta_extref">
        <table:table-source xlink:type="simple" xlink:href="../Sales050413.ods" table:table-name="ClosingDeb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OpeningCreditors" table:print="false" table:style-name="ta_extref">
        <table:table-source xlink:type="simple" xlink:href="../Purchases050413.ods" table:table-name="Open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4" office:value-type="float" office:value="20">
            <text:p>2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Apr12" table:print="false" table:style-name="ta_extref">
        <table:table-source xlink:type="simple" xlink:href="../Purchases050413.ods" table:table-name="Apr12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May12" table:print="false" table:style-name="ta_extref">
        <table:table-source xlink:type="simple" xlink:href="../Purchases050413.ods" table:table-name="May12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Jun12" table:print="false" table:style-name="ta_extref">
        <table:table-source xlink:type="simple" xlink:href="../Purchases050413.ods" table:table-name="Jun12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Jul12" table:print="false" table:style-name="ta_extref">
        <table:table-source xlink:type="simple" xlink:href="../Purchases050413.ods" table:table-name="Jul12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Aug12" table:print="false" table:style-name="ta_extref">
        <table:table-source xlink:type="simple" xlink:href="../Purchases050413.ods" table:table-name="Aug12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Sep12" table:print="false" table:style-name="ta_extref">
        <table:table-source xlink:type="simple" xlink:href="../Purchases050413.ods" table:table-name="Sep12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Oct12" table:print="false" table:style-name="ta_extref">
        <table:table-source xlink:type="simple" xlink:href="../Purchases050413.ods" table:table-name="Oct12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Nov12" table:print="false" table:style-name="ta_extref">
        <table:table-source xlink:type="simple" xlink:href="../Purchases050413.ods" table:table-name="Nov12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Dec12" table:print="false" table:style-name="ta_extref">
        <table:table-source xlink:type="simple" xlink:href="../Purchases050413.ods" table:table-name="Dec12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Jan13" table:print="false" table:style-name="ta_extref">
        <table:table-source xlink:type="simple" xlink:href="../Purchases050413.ods" table:table-name="Jan13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Feb13" table:print="false" table:style-name="ta_extref">
        <table:table-source xlink:type="simple" xlink:href="../Purchases050413.ods" table:table-name="Feb13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Mar13" table:print="false" table:style-name="ta_extref">
        <table:table-source xlink:type="simple" xlink:href="../Purchases050413.ods" table:table-name="Mar13" table:filter-name="calc8" table:mode="copy-results-only"/>
        <table:table-column table:number-columns-repeated="9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ClosingCreditors" table:print="false" table:style-name="ta_extref">
        <table:table-source xlink:type="simple" xlink:href="../Purchases050413.ods" table:table-name="Clos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4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2" number:min-integer-digits="1"/>
      <number:text> </number:text>
    </number:number-style>
    <number:number-style style:name="N116P0" style:volatile="true">
      <number:number number:decimal-places="2" number:min-integer-digits="1"/>
      <number:text> </number:text>
    </number:number-style>
    <number:number-style style:name="N116">
      <style:text-properties fo:color="#ff0000"/>
      <number:text>-</number:text>
      <number:number number:decimal-places="2" number:min-integer-digits="1"/>
      <number:text> </number:text>
      <style:map style:condition="value()&gt;=0" style:apply-style-name="N116P0"/>
    </number:number-style>
    <number:date-style style:name="N11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7">
      <number:text-content/>
      <style:map style:condition="value()&gt;=0" style:apply-style-name="N117P0"/>
    </number:text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26/02/2012</text:date>, <text:time>18:4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</text:p>
      </style:header>
      <style:header-left style:display="false"/>
      <style:footer>
        <style:region-left>
          <text:p><text:date style:data-style-name="N2" text:date-value="2012-02-26">26/02/2012</text:date> <text:s/><text:time>18:49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</text:p>
      </style:header>
      <style:header-left style:display="false"/>
      <style:footer>
        <style:region-left>
          <text:p><text:date style:data-style-name="N2" text:date-value="2012-02-26">26/02/2012</text:date> <text:s/><text:time>18:49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</text:p>
      </style:header>
      <style:header-left style:display="false"/>
      <style:footer>
        <style:region-left>
          <text:p><text:date style:data-style-name="N2" text:date-value="2012-02-26">26/02/2012</text:date> <text:s/><text:time>18:49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</text:p>
      </style:header>
      <style:header-left style:display="false"/>
      <style:footer>
        <style:region-left>
          <text:p><text:date style:data-style-name="N2" text:date-value="2012-02-26">26/02/2012</text:date> <text:s/><text:time>18:49:1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</text:p>
      </style:header>
      <style:header-left style:display="false"/>
      <style:footer>
        <style:region-left>
          <text:p><text:date style:data-style-name="N2" text:date-value="2012-02-26">26/02/2012</text:date> <text:s/><text:time>18:49:1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2-02-26">26/02/2012</text:date> <text:s/><text:time>18:49:1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</dc:title>
    <meta:initial-creator>Terry Cartwright</meta:initial-creator>
    <dc:creator>Antony Cartwright</dc:creator>
    <meta:creation-date>2006-06-05T10:56:36Z</meta:creation-date>
    <dc:date>2012-02-26T18:49:14.91</dc:date>
    <meta:print-date>2007-02-10T23:38:25Z</meta:print-date>
    <meta:editing-duration>PT14M16S</meta:editing-duration>
    <meta:editing-cycles>1</meta:editing-cycles>
    <meta:document-statistic meta:table-count="14" meta:cell-count="5262" meta:object-count="0"/>
  </office:meta>
</office:document-meta>
</file>